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bd03" officeooo:paragraph-rsid="0010bd03"/>
    </style:style>
    <style:style style:name="P2" style:family="paragraph" style:parent-style-name="Standard">
      <style:text-properties officeooo:rsid="0010bd03" officeooo:paragraph-rsid="0012a402"/>
    </style:style>
    <style:style style:name="P3" style:family="paragraph" style:parent-style-name="Standard">
      <style:text-properties officeooo:rsid="0010bd03" officeooo:paragraph-rsid="0014f104"/>
    </style:style>
    <style:style style:name="P4" style:family="paragraph" style:parent-style-name="Standard">
      <style:text-properties officeooo:rsid="0010bd03" officeooo:paragraph-rsid="00154fcd"/>
    </style:style>
    <style:style style:name="P5" style:family="paragraph" style:parent-style-name="Standard">
      <style:text-properties officeooo:rsid="0012a402" officeooo:paragraph-rsid="0012a402"/>
    </style:style>
    <style:style style:name="P6" style:family="paragraph" style:parent-style-name="Standard">
      <style:text-properties officeooo:rsid="0012a402" officeooo:paragraph-rsid="0014f104"/>
    </style:style>
    <style:style style:name="P7" style:family="paragraph" style:parent-style-name="Standard">
      <style:text-properties fo:font-style="italic" officeooo:rsid="0014f104" officeooo:paragraph-rsid="0014f104" style:font-style-asian="italic" style:font-style-complex="italic"/>
    </style:style>
    <style:style style:name="P8" style:family="paragraph" style:parent-style-name="Standard">
      <style:text-properties fo:font-style="italic" officeooo:rsid="00154fcd" officeooo:paragraph-rsid="00154fcd" style:font-style-asian="italic" style:font-style-complex="italic"/>
    </style:style>
    <style:style style:name="P9" style:family="paragraph" style:parent-style-name="Standard">
      <style:text-properties officeooo:rsid="00154fcd" officeooo:paragraph-rsid="00154fcd"/>
    </style:style>
    <style:style style:name="P10" style:family="paragraph" style:parent-style-name="Standard">
      <style:text-properties officeooo:rsid="00154fcd" officeooo:paragraph-rsid="00154fcd"/>
    </style:style>
    <style:style style:name="P11" style:family="paragraph" style:parent-style-name="Standard">
      <style:text-properties officeooo:rsid="00154fcd" officeooo:paragraph-rsid="00161b78"/>
    </style:style>
    <style:style style:name="P12" style:family="paragraph" style:parent-style-name="Standard">
      <style:text-properties officeooo:rsid="0010bd03" officeooo:paragraph-rsid="00161b78"/>
    </style:style>
    <style:style style:name="P13" style:family="paragraph" style:parent-style-name="Standard">
      <style:text-properties officeooo:rsid="0010bd03" officeooo:paragraph-rsid="00154fcd"/>
    </style:style>
    <style:style style:name="P14" style:family="paragraph" style:parent-style-name="Standard">
      <style:text-properties fo:font-style="italic" officeooo:rsid="0014f104" officeooo:paragraph-rsid="00161b78" style:font-style-asian="italic" style:font-style-complex="italic"/>
    </style:style>
    <style:style style:name="P15" style:family="paragraph" style:parent-style-name="Standard">
      <style:text-properties fo:font-style="italic" officeooo:rsid="00154fcd" officeooo:paragraph-rsid="00161b78" style:font-style-asian="italic" style:font-style-complex="italic"/>
    </style:style>
    <style:style style:name="P16" style:family="paragraph" style:parent-style-name="Standard">
      <style:text-properties officeooo:rsid="0012a402" officeooo:paragraph-rsid="00161b78"/>
    </style:style>
    <style:style style:name="T1" style:family="text">
      <style:text-properties fo:font-style="italic" style:font-style-asian="italic" style:font-style-complex="italic"/>
    </style:style>
    <style:style style:name="T2" style:family="text">
      <style:text-properties fo:font-style="italic" officeooo:rsid="00115bda" style:font-style-asian="italic" style:font-style-complex="italic"/>
    </style:style>
    <style:style style:name="T3" style:family="text">
      <style:text-properties fo:font-style="italic" officeooo:rsid="0012a402" style:font-style-asian="italic" style:font-style-complex="italic"/>
    </style:style>
    <style:style style:name="T4" style:family="text">
      <style:text-properties fo:font-style="italic" officeooo:rsid="00149a3f" style:font-style-asian="italic" style:font-style-complex="italic"/>
    </style:style>
    <style:style style:name="T5" style:family="text">
      <style:text-properties fo:font-style="italic" officeooo:rsid="00154fcd" style:font-style-asian="italic" style:font-style-complex="italic"/>
    </style:style>
    <style:style style:name="T6" style:family="text">
      <style:text-properties fo:font-style="italic" officeooo:rsid="00169bfb" style:font-style-asian="italic" style:font-style-complex="italic"/>
    </style:style>
    <style:style style:name="T7" style:family="text">
      <style:text-properties fo:font-style="italic" style:text-underline-style="none" officeooo:rsid="00115bda" style:font-style-asian="italic" style:font-style-complex="italic"/>
    </style:style>
    <style:style style:name="T8" style:family="text">
      <style:text-properties style:use-window-font-color="true" loext:opacity="0%" style:font-name="Liberation Serif" fo:font-size="12pt" fo:letter-spacing="normal" fo:background-color="transparent" loext:char-shading-value="0" style:font-name-asian="Arial1" style:font-size-asian="12pt" style:font-name-complex="Arial1" style:font-size-complex="12pt"/>
    </style:style>
    <style:style style:name="T9" style:family="text">
      <style:text-properties style:use-window-font-color="true" loext:opacity="0%" style:font-name="Liberation Serif" fo:font-size="12pt" fo:letter-spacing="normal" officeooo:rsid="001eb79a" fo:background-color="transparent" loext:char-shading-value="0" style:font-name-asian="Arial1" style:font-size-asian="12pt" style:font-name-complex="Arial1" style:font-size-complex="12pt"/>
    </style:style>
    <style:style style:name="T10" style:family="text">
      <style:text-properties style:use-window-font-color="true" loext:opacity="0%" style:font-name="Liberation Serif" fo:font-size="12pt" fo:letter-spacing="normal" officeooo:rsid="0012a402" fo:background-color="transparent" loext:char-shading-value="0" style:font-name-asian="Arial1" style:font-size-asian="12pt" style:font-name-complex="Arial1" style:font-size-complex="12pt"/>
    </style:style>
    <style:style style:name="T11" style:family="text">
      <style:text-properties style:use-window-font-color="true" loext:opacity="0%" style:font-name="Liberation Serif" fo:font-size="12pt" fo:letter-spacing="normal" officeooo:rsid="0023f7d7" fo:background-color="transparent" loext:char-shading-value="0" style:font-name-asian="Arial1" style:font-size-asian="12pt" style:font-name-complex="Arial1" style:font-size-complex="12pt"/>
    </style:style>
    <style:style style:name="T12" style:family="text">
      <style:text-properties style:use-window-font-color="true" loext:opacity="0%" style:font-name="Liberation Serif" fo:font-size="12pt" fo:letter-spacing="normal" officeooo:rsid="0014f104" fo:background-color="transparent" loext:char-shading-value="0" style:font-name-asian="Arial1" style:font-size-asian="12pt" style:font-name-complex="Arial1" style:font-size-complex="12pt"/>
    </style:style>
    <style:style style:name="T13" style:family="text">
      <style:text-properties style:use-window-font-color="true" loext:opacity="0%" style:font-name="Liberation Serif" fo:font-size="12pt" fo:letter-spacing="normal" officeooo:rsid="00161b78" fo:background-color="transparent" loext:char-shading-value="0" style:font-name-asian="Arial1" style:font-size-asian="12pt" style:font-name-complex="Arial1" style:font-size-complex="12pt"/>
    </style:style>
    <style:style style:name="T14" style:family="text">
      <style:text-properties fo:font-style="normal" style:font-style-asian="normal" style:font-style-complex="normal"/>
    </style:style>
    <style:style style:name="T15" style:family="text">
      <style:text-properties fo:font-style="normal" officeooo:rsid="00115bda" style:font-style-asian="normal" style:font-style-complex="normal"/>
    </style:style>
    <style:style style:name="T16" style:family="text">
      <style:text-properties fo:font-style="normal" officeooo:rsid="0012a402" style:font-style-asian="normal" style:font-style-complex="normal"/>
    </style:style>
    <style:style style:name="T17" style:family="text">
      <style:text-properties fo:font-style="normal" officeooo:rsid="00149a3f" style:font-style-asian="normal" style:font-style-complex="normal"/>
    </style:style>
    <style:style style:name="T18" style:family="text">
      <style:text-properties fo:font-style="normal" officeooo:rsid="0014f104" style:font-style-asian="normal" style:font-style-complex="normal"/>
    </style:style>
    <style:style style:name="T19" style:family="text">
      <style:text-properties fo:font-style="normal" officeooo:rsid="00154fcd" style:font-style-asian="normal" style:font-style-complex="normal"/>
    </style:style>
    <style:style style:name="T20" style:family="text">
      <style:text-properties fo:font-style="normal" officeooo:rsid="0015850f" style:font-style-asian="normal" style:font-style-complex="normal"/>
    </style:style>
    <style:style style:name="T21" style:family="text">
      <style:text-properties fo:font-style="normal" officeooo:rsid="00161b78" style:font-style-asian="normal" style:font-style-complex="normal"/>
    </style:style>
    <style:style style:name="T22" style:family="text">
      <style:text-properties fo:font-style="normal" officeooo:rsid="00169bfb" style:font-style-asian="normal" style:font-style-complex="normal"/>
    </style:style>
    <style:style style:name="T23" style:family="text">
      <style:text-properties fo:font-style="normal" style:text-underline-style="none" officeooo:rsid="00115bda" style:font-style-asian="normal" style:font-style-complex="normal"/>
    </style:style>
    <style:style style:name="T24" style:family="text">
      <style:text-properties officeooo:rsid="00115bda"/>
    </style:style>
    <style:style style:name="T25" style:family="text">
      <style:text-properties officeooo:rsid="0012a402"/>
    </style:style>
    <style:style style:name="T26" style:family="text">
      <style:text-properties style:font-name="Liberation Serif" fo:font-size="12pt" style:font-size-asian="12pt" style:font-size-complex="12pt"/>
    </style:style>
    <style:style style:name="T27" style:family="text">
      <style:text-properties style:font-name="Liberation Serif" fo:font-size="12pt" officeooo:rsid="0012a402" style:font-size-asian="12pt" style:font-size-complex="12pt"/>
    </style:style>
    <style:style style:name="T28" style:family="text">
      <style:text-properties style:font-name="Liberation Serif" fo:font-size="12pt" officeooo:rsid="0014f104" style:font-size-asian="12pt" style:font-size-complex="12pt"/>
    </style:style>
    <style:style style:name="T29" style:family="text">
      <style:text-properties style:font-name="Liberation Serif" fo:font-size="12pt" officeooo:rsid="00161b78" style:font-size-asian="12pt" style:font-size-complex="12pt"/>
    </style:style>
    <style:style style:name="T30" style:family="text">
      <style:text-properties officeooo:rsid="00149a3f"/>
    </style:style>
    <style:style style:name="T31" style:family="text">
      <style:text-properties officeooo:rsid="0014f104"/>
    </style:style>
    <style:style style:name="T32" style:family="text">
      <style:text-properties officeooo:rsid="00154fcd"/>
    </style:style>
    <style:style style:name="T33" style:family="text">
      <style:text-properties officeooo:rsid="00161b78"/>
    </style:style>
    <style:style style:name="T34" style:family="text">
      <style:text-properties officeooo:rsid="00169b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racters start with 28 stats (out of a theoretical maximum of 80) and gain 2 stats every even level starting on level 2 (So, an additional 20 stat points at level 20)<text:line-break/><text:line-break/>Characters start with one perk, and gain an additional perk every odd level starting on level 3 (For a total of 10 perks)<text:line-break/></text:p>
      <text:p text:style-name="P1">Characters start with two pieces of equipment and a generic skill</text:p>
      <text:p text:style-name="P1"><text:line-break/>Characters get a subclass on level 10 and a subclass improvement on level 16, in addition to the normal stats. </text:p>
      <text:p text:style-name="P1"/>
      <text:p text:style-name="P2"><text:line-break/>Adventurer <text:line-break/><text:line-break/><text:span text:style-name="T1">Painted by the hand of fate, the lone adventurer is a blank canvas who knows not the destiny that awaits them. <text:line-break/><text:line-break/>With every attribute with a mild score, the adventurer can be jack-of-all-trades or specialize in whatever the player desires.<text:line-break/><text:line-break/></text:span><text:span text:style-name="T14">S: 7 D: 7 L:7 F: 7<text:line-break/></text:span><text:line-break/><text:span text:style-name="T24">Perk: </text:span><text:span text:style-name="T8">Adventuring Spirit - </text:span><text:span text:style-name="T9">10</text:span><text:span text:style-name="T8">% extra chance to succeed all event checks</text:span><text:line-break/><text:span text:style-name="T24">Equipment: Arming Sword, Hide Vest<text:line-break/>Skill: Quick Attack</text:span><text:line-break/><text:line-break/><text:span text:style-name="T24">Subclasses:</text:span><text:line-break/>Champion: <text:line-break/><text:line-break/><text:span text:style-name="T2">As the journey goes on, the adventurer becomes sure of their footing. Fear no longer takes bastion on their heart.</text:span><text:line-break/><text:line-break/><text:span text:style-name="T24">Level 10: S</text:span>ucceeding in events grants <text:span text:style-name="T24">a stack of</text:span> morale, up to 10. When end<text:span text:style-name="T24">urance</text:span> drops below 25%, spend all morale to heal 2% <text:span text:style-name="T24">of maximum </text:span>end<text:span text:style-name="T24">urance</text:span> for each stack<text:line-break/><text:line-break/><text:line-break/><text:span text:style-name="T24">Level 15: </text:span><text:span text:style-name="T2">Choose one</text:span><text:span text:style-name="T15">: +3 to maximum morale stacks; or deal 10% extra damage while at full morale</text:span><text:line-break/><text:line-break/><text:line-break/>Pathfinder <text:line-break/><text:line-break/><text:span text:style-name="T2">The adventurer now understands this world better than anyone. Where others see chaos, they see opportunity. Where others see desolation, they see bounty.<text:line-break/></text:span><text:line-break/><text:span text:style-name="T24">Level 10:</text:span> <text:span text:style-name="T24">Reduces the penalty from failing events. Whenever you find loot in events, you find slightly more.<text:line-break/><text:line-break/>Level 15: </text:span><text:span text:style-name="T7">Choose one</text:span><text:span text:style-name="T23">: Satiety decays 50% slower, or resting is 25% more effective.</text:span><text:line-break/><text:line-break/><text:line-break/></text:p>
      <text:p text:style-name="P5"><text:soft-page-break/>Barbarian<text:line-break/><text:line-break/><text:span text:style-name="T1">The barbarian is the epitome of the great warrior. With impressive strenght, it is ready and willing to face any danger. Foes beware!</text:span></text:p>
      <text:p text:style-name="P2"/>
      <text:p text:style-name="P2"><text:span text:style-name="T14">S: </text:span><text:span text:style-name="T16">10</text:span><text:span text:style-name="T14"> D: </text:span><text:span text:style-name="T16">4</text:span><text:span text:style-name="T14"> L:</text:span><text:span text:style-name="T16">4</text:span><text:span text:style-name="T14"> F: </text:span><text:span text:style-name="T16">4</text:span></text:p>
      <text:p text:style-name="P2"/>
      <text:p text:style-name="P2"><text:span text:style-name="T27">Perk: </text:span><text:span text:style-name="T10">Savagery - +1 to maximum damage with weapons </text:span><text:span text:style-name="T11">per 4 character levels</text:span><text:span text:style-name="T26"> </text:span></text:p>
      <text:p text:style-name="P5">Equipment: War Axe, Rusted Chainmail</text:p>
      <text:p text:style-name="P3"><text:span text:style-name="T25">Skill: Power Attack<text:line-break/><text:line-break/>Subclasses:</text:span><text:line-break/>Berzerker: <text:line-break/><text:line-break/><text:span text:style-name="T3">The barbarian knows the heat of battle is the heat of life. Life is strife, life is combat. Only the fit survive, and the barbarian is the fittest of them all.<text:line-break/></text:span><text:line-break/><text:span text:style-name="T25">Level 10:</text:span> Receive 10% extra damage while above 90% end<text:span text:style-name="T25">urance</text:span> <text:line-break/><text:tab/> <text:s text:c="3"/><text:span text:style-name="T25">D</text:span>eal 10% extra <text:span text:style-name="T25">damage </text:span>and take 5% less <text:span text:style-name="T25">damage </text:span>while under 75% <text:span text:style-name="T25">endurance</text:span>, doubled <text:tab/> <text:s text:c="3"/>while under 50% <text:span text:style-name="T25">endurance<text:line-break/><text:line-break/><text:line-break/>Level 15: </text:span><text:span text:style-name="T3">Choose one:</text:span><text:span text:style-name="T16"> Bonuses become tripled while under 25% endurance; or gain 25% crit avoidance while under 75% endurance, doubled while under 50% endurance<text:line-break/><text:line-break/></text:span><text:line-break/>Warlord:<text:line-break/><text:line-break/><text:span text:style-name="T4">Few understand the artistry of warfare. The parabola of the arrow, the arc of the axe, the angling of a blade. The barbarian might not be wisest, but understands this reality better than anyone.</text:span><text:line-break/><text:line-break/><text:span text:style-name="T30">Level 10: </text:span>Each different weapon you use in combat grants <text:span text:style-name="T30">you</text:span> 5% extra damage. Resets <text:span text:style-name="T30">after</text:span> you repeat a weapon.<text:line-break/><text:line-break/><text:span text:style-name="T30">Level 15: </text:span><text:span text:style-name="T4">Choose one</text:span><text:span text:style-name="T17">: 3% extra damage for each weapon of a different family; or last use of cycle deals 10% extra damage </text:span></text:p>
      <text:p text:style-name="P3"><text:span text:style-name="T17"/></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31">Wizard:<text:line-break/></text:span></text:p>
      <text:p text:style-name="P7">Wizards are those on the paths to master the arcane arts. Their studies on arcane lore and esoteric secrets arm them with the most versatile weapon of them all: magic.</text:p>
      <text:p text:style-name="P3"/>
      <text:p text:style-name="P3"><text:span text:style-name="T14">S: </text:span><text:span text:style-name="T18">4</text:span><text:span text:style-name="T14"> D: </text:span><text:span text:style-name="T16">4</text:span><text:span text:style-name="T14"> L:</text:span><text:span text:style-name="T18">10</text:span><text:span text:style-name="T14"> F: </text:span><text:span text:style-name="T16">4</text:span></text:p>
      <text:p text:style-name="P3"/>
      <text:p text:style-name="P3"><text:span text:style-name="T27">Perk: </text:span><text:span text:style-name="T28">Memorized Lesson</text:span><text:span text:style-name="T10"> - +</text:span><text:span text:style-name="T12">2</text:span><text:span text:style-name="T10"> to </text:span><text:span text:style-name="T12">spell rating during the first turn of combat</text:span><text:span text:style-name="T26"> </text:span></text:p>
      <text:p text:style-name="P6">Equipment: <text:span text:style-name="T31">Quarterstaff</text:span>, R<text:span text:style-name="T31">agged Tunic</text:span></text:p>
      <text:p text:style-name="P4"><text:span text:style-name="T25">Skill: </text:span><text:span text:style-name="T31">Fireball<text:line-break/></text:span><text:line-break/> </text:p>
      <text:p text:style-name="P9">Subclasses:</text:p>
      <text:p text:style-name="P9">Tomekeeper:<text:line-break/></text:p>
      <text:p text:style-name="P8">The knowledge of the arcane is passed down through books, parchments and artifacts. Their use, though infrequent, causes wear and tear that can put such knowledge at risk. The wizard can become a tomekeeper, a guardian of spellcraft bent on maximizing the tools of knowledge.</text:p>
      <text:p text:style-name="P4"><text:span text:style-name="T32"><text:line-break/></text:span> <text:span text:style-name="T32">Level 10: Gain</text:span> +5 spell rating <text:span text:style-name="T32">when using</text:span> scrolls <text:line-break/><text:tab/> <text:s text:c="5"/><text:span text:style-name="T32">Spells from wands get cast as though they were 1 level higher<text:line-break/><text:line-break/><text:line-break/>Level 15: </text:span><text:span text:style-name="T5">Choose one</text:span><text:span text:style-name="T19">: Spells from scrolls get cast as though they were 1 lever higher; or the last spell cast from a wand is cast at 5th level<text:line-break/><text:line-break/></text:span><text:line-break/>Boundless <text:span text:style-name="T32">M</text:span>ind:<text:line-break/><text:line-break/><text:span text:style-name="T5">Spellcraft takes its toll on the mind. It twists and tears and reforms and renovates, it takes hold and changes its fundamentals. To have a Boundless Mind means to fight back the nature of magic not by pure aggression, but by accepting its forms and adapting to them.</text:span><text:line-break/><text:line-break/><text:span text:style-name="T32">Level 10: </text:span>You<text:span text:style-name="T32">r spells</text:span> have an extra <text:span text:style-name="T32">maximum </text:span>cast <text:line-break/> <text:s text:c="15"/><text:span text:style-name="T32">Your spell cooldowns are reduced by 1 turn</text:span></text:p>
      <text:p text:style-name="P4"/>
      <text:p text:style-name="P4"/>
      <text:p text:style-name="P4"><text:span text:style-name="T32">Level 15: </text:span><text:span text:style-name="T5">Choose one</text:span><text:span text:style-name="T19">: </text:span><text:span text:style-name="T20">The spell in your 1st slot can be cast an additonal 2 times</text:span><text:span text:style-name="T19">; or the spell </text:span><text:span text:style-name="T20">in your last slot has no cooldown</text:span></text:p>
      <text:p text:style-name="P3"/>
      <text:p text:style-name="P4"><text:line-break/></text:p>
      <text:p text:style-name="P4"/>
      <text:p text:style-name="P4"/>
      <text:p text:style-name="P4"/>
      <text:p text:style-name="P4"/>
      <text:p text:style-name="P4"/>
      <text:p text:style-name="P4"/>
      <text:p text:style-name="P4"/>
      <text:p text:style-name="P4"/>
      <text:p text:style-name="P4"/>
      <text:p text:style-name="P12"/>
      <text:p text:style-name="P12"><text:soft-page-break/><text:span text:style-name="T33">Monk</text:span><text:span text:style-name="T31">:<text:line-break/></text:span></text:p>
      <text:p text:style-name="P14"><text:span text:style-name="T33">The monk has trained and studied in the use of the deadliest weapon and the sturdiest armor; their own body</text:span>. <text:span text:style-name="T33">By connecting their mind, body and spirit, the monk can survive in dangerous situations with minimal equipment.</text:span></text:p>
      <text:p text:style-name="P12"/>
      <text:p text:style-name="P12"><text:span text:style-name="T14">S: </text:span><text:span text:style-name="T18">4</text:span><text:span text:style-name="T14"> D: </text:span><text:span text:style-name="T21">10</text:span><text:span text:style-name="T14"> L:</text:span><text:span text:style-name="T21">4</text:span><text:span text:style-name="T14"> F: </text:span><text:span text:style-name="T16">4</text:span></text:p>
      <text:p text:style-name="P12"/>
      <text:p text:style-name="P12"><text:span text:style-name="T27">Perk: </text:span><text:span text:style-name="T29">Open Palm</text:span><text:span text:style-name="T10"> – </text:span><text:span text:style-name="T13">Your unarmed attacks gain bonuses both from strenght and dexterity</text:span><text:span text:style-name="T26"> </text:span></text:p>
      <text:p text:style-name="P16">Equipment: <text:s/>R<text:span text:style-name="T31">agged Tunic, </text:span><text:span text:style-name="T33">Ragged Boots</text:span></text:p>
      <text:p text:style-name="P12"><text:span text:style-name="T25">Skill: </text:span><text:span text:style-name="T33">Quick Jab</text:span><text:span text:style-name="T31"><text:line-break/></text:span><text:line-break/> </text:p>
      <text:p text:style-name="P11">Subclasses:</text:p>
      <text:p text:style-name="P11"><text:span text:style-name="T33">Bronze Fist</text:span>:<text:line-break/></text:p>
      <text:p text:style-name="P15"><text:span text:style-name="T33">As the arm is an extension of the body, the weapon is an extension of the arm</text:span>. <text:span text:style-name="T33">The Bronze Fist monks accept weapons as just an additional limb, and learn their intricacies as much as they learn from their own body.</text:span></text:p>
      <text:p text:style-name="P12"><text:span text:style-name="T32"><text:line-break/></text:span> <text:span text:style-name="T32">Level 10: </text:span><text:span text:style-name="T33">If you have an empty off-hand, your unarmed attacks inherit the base properties of your weapon</text:span><text:span text:style-name="T32"><text:line-break/><text:line-break/><text:line-break/>Level 15: </text:span><text:span text:style-name="T5">Choose one</text:span><text:span text:style-name="T19">: </text:span><text:span text:style-name="T21">U</text:span><text:span text:style-name="T22">n</text:span><text:span text:style-name="T21">armed attacks gain double the base properties</text:span><text:span text:style-name="T19">; or </text:span><text:span text:style-name="T21">weapon attacks gain 50% of unarmed damage as bonus damage</text:span><text:span text:style-name="T19"><text:line-break/><text:line-break/></text:span><text:line-break/><text:span text:style-name="T34">Unburdened Spirit</text:span>:<text:line-break/><text:line-break/><text:span text:style-name="T6">Understanding the body and mind implies surrendering material possessions</text:span><text:span text:style-name="T5">. </text:span><text:span text:style-name="T6">Learning to shed armor to let your own body protect itself frees the spirit of the monk to its maximal degree.</text:span><text:line-break/><text:line-break/><text:span text:style-name="T32">Level 10: </text:span><text:span text:style-name="T34">While wearing cloth or no armor:<text:line-break/><text:tab/> <text:s text:c="3"/>Gain 1 armor point per character level<text:line-break/><text:tab/> <text:s text:c="3"/>Gain 66% crit and affliction avoidance</text:span></text:p>
      <text:p text:style-name="P12"/>
      <text:p text:style-name="P12"/>
      <text:p text:style-name="P12"><text:span text:style-name="T32">Level 15: </text:span><text:span text:style-name="T5">Choose one</text:span><text:span text:style-name="T19">: </text:span><text:span text:style-name="T22">75% crit and affliction avoidance</text:span><text:span text:style-name="T19">; or </text:span><text:span text:style-name="T22">25% healing rece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line-break/><text:line-break/><text:line-break/>Faith priest - lathi, cloth hood, healing perk<text:line-break/>High priest - Your next spell after casting a healing spell deals an additional 20% damage<text:line-break/>Prophet - 5% increased healing received and crit avoidance per active ritual<text:line-break/><text:line-break/><text:line-break/>Str/dex ranger - spear, mid armor, evasive perk<text:line-break/>Deadeye - until the first time you take damage in combat, gain 10% accuracy, 5% crit chance and 15% crit damage with ranged weapons<text:line-break/>Dervish - you can basic attack one time per turn for free but it deals 50% reduced damage<text:line-break/><text:line-break/>Str/lore war mage <text:s/>- rapier, heavy armor, <text:s/>destructor<text:line-break/>Arcane knight - after casting a spell, gain 1 + 0.2*clvl armor until your next turn<text:line-break/>Arcane grenadier - + 5 crafting ratings for bombs. Bombs deal 15% increased damage<text:line-break/><text:line-break/>Str/faith paladin - mace, shield, mace talent<text:line-break/>Oathkeeper - 8% less damage taken if you have an active aegis, +2 max damage if you have a <text:s/>active rune in your weapon<text:line-break/>Myrmidon - armor now blocks up to 75% of physical damage<text:line-break/><text:line-break/>Dex/str rogue - dagger, mid armor, ini perk<text:line-break/>Shadowblade - Your crits blind. Gain 10% crit damage against blinded enemies<text:line-break/>Assassin - +5 craft rating for oils. Gain 5% crit chance with oiled weapons<text:line-break/><text:line-break/>Dex/lore spellblade - scimitar, mid armor, spell perk<text:line-break/>Spell dancer - Gain 2% dodge per spell currently on cooldown<text:line-break/>Weaver - Your skills have +10% accuracy the turn after casting a spell. Your spells deal 10% increased damage the turn after using a spell<text:line-break/><text:line-break/>Dex/faith hunter - halberd, mid armor, crit stuff<text:line-break/><text:soft-page-break/>Banisher - Your crits restrain and neutralize. -20% crit damage<text:line-break/>Punisher - gain 2% crit damage per thorn damage. Your thorns can crit.<text:line-break/><text:line-break/><text:line-break/><text:line-break/><text:line-break/>Lore/str warlock - maul, light armor, end on kill<text:line-break/>Occultist - Your spells gain a 10% chance to curse. Your attacks deal +4 max damage against cursed enemies.<text:line-break/>Covenanted - offers a patron boon<text:line-break/><text:line-break/>Lore/dex sorcerer - dagger, cloth armor, spell perk<text:line-break/>Runebinder - Increases the power of worn jewellery<text:line-break/>Spiritwalker - Your spells consume 10% of your current end to deal 50% of that amount as bonus magic damage. Recover 20% of max end on kill with a spell.<text:line-break/><text:line-break/>Lore/faith druid - club, mid armor, ritual perk<text:line-break/>Shapeshifter - +10 ritual rating for shapeshifting<text:line-break/>Verdant keeper - 20% increased rest effect. When resting, conjure random helpful herbs<text:line-break/><text:line-break/>Faith/str cleric - morning star, heavy armor, shield perk<text:line-break/>Golden shield - +5% block effect and +1% block chance per active ritual<text:line-break/>War medic - The turn after using a skill, gain 25% increased healing received<text:line-break/><text:line-break/><text:line-break/>Faith/dex inquis - sickle, heavy armor, <text:s/><text:line-break/>Reaper - +1% crit chance per 15% end the enemy is missing. Attacks kill enemies under 10% end<text:line-break/>Witchhammer - take 15% reduced damage from spells. Your crits silence.<text:line-break/><text:line-break/>Faith/lore shaman - club, cloth, spell ritual<text:line-break/>Primalist - +2 to spell and ritual rating for fire, cold and lightning<text:line-break/>Witch doctor -+2 to spell and ritual rating for necromancy, psionics and healing<text:line-break/><text:line-break/>- str bard - stiletto, cloth, <text:line-break/>Skald - +1 to spell rating for divine spells per active ritual<text:line-break/>Acrobat - start combat with +10% dodge and 5 ini, decaying each turn by 2% and 1<text:line-break/><text:line-break/>- dex warden - maul, heavy, tough<text:line-break/>Chainbreaker - Cannot be stunned, chilled or restrained. If any would have been inflicted, recover 4% max endurance<text:line-break/>Juggernaut - Crits against you have -100% crit damage<text:line-break/><text:line-break/>- lor sentinel - katar, mid, dodge<text:line-break/>Blackguard - your armor blocks spell damage, capping at 33%<text:line-break/>Bane - Your spells can crit<text:line-break/><text:line-break/>- faith alchemist - dagger, cloth, craft<text:line-break/>Physician - +15% healing received from consumables<text:line-break/>Synthetizer - when crafting, 10% chance to receive random bonus consumab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non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non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8T18:34:32.863000000</meta:creation-date>
    <dc:date>2024-09-18T21:49:13.251000000</dc:date>
    <meta:editing-duration>PT39M58S</meta:editing-duration>
    <meta:editing-cycles>6</meta:editing-cycles>
    <meta:generator>LibreOffice/24.2.2.2$Windows_X86_64 LibreOffice_project/d56cc158d8a96260b836f100ef4b4ef25d6f1a01</meta:generator>
    <meta:document-statistic meta:table-count="0" meta:image-count="0" meta:object-count="0" meta:page-count="6" meta:paragraph-count="33" meta:word-count="1565" meta:character-count="9107" meta:non-whitespace-character-count="7427"/>
  </office:meta>
</office:document-meta>
</file>